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215195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istbox" style:family="table">
      <style:table-properties style:width="17.59cm" table:align="margins"/>
    </style:style>
    <style:style style:name="listbox.A" style:family="table-column">
      <style:table-column-properties style:column-width="4.397cm" style:rel-column-width="16383*"/>
    </style:style>
    <style:style style:name="listbox.D" style:family="table-column">
      <style:table-column-properties style:column-width="4.397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2" style:family="table">
      <style:table-properties style:width="17.59cm" table:align="margins"/>
    </style:style>
    <style:style style:name="listbox2.A" style:family="table-column">
      <style:table-column-properties style:column-width="5.863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7.59cm" table:align="margins"/>
    </style:style>
    <style:style style:name="listbox3.A" style:family="table-column">
      <style:table-column-properties style:column-width="5.863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20_Heading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Table_20_Contents">Jan 1, 2001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2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2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APGothic" fo:font-size="10pt" fo:language="en" fo:country="GB" style:font-name-asian="IPAPGothic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06T19:26:55</dc:date>
    <meta:editing-duration>PT166H01M19S</meta:editing-duration>
    <meta:editing-cycles>64</meta:editing-cycles>
    <meta:document-statistic meta:table-count="3" meta:image-count="1" meta:object-count="0" meta:page-count="1" meta:paragraph-count="19" meta:word-count="40" meta:character-count="325"/>
  </office:meta>
</office:document-meta>
</file>